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 bed room with a large bed, a mirror a plant and some drawers.</text:p>
          </table:table-cell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5:21.69045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4T17:27:27.815165379</dc:date>
    <meta:editing-duration>PT9H4M46S</meta:editing-duration>
    <meta:editing-cycles>68</meta:editing-cycles>
    <meta:generator>LibreOffice/6.0.7.3$Linux_X86_64 LibreOffice_project/00m0$Build-3</meta:generator>
    <meta:document-statistic meta:table-count="1" meta:cell-count="1711" meta:object-count="0"/>
  </office:meta>
</office:document-meta>
</file>